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Source_Code_Pro_Semibold_1.ttf" manifest:media-type="application/x-font-ttf"/>
  <manifest:file-entry manifest:full-path="Fonts/Font_Tahoma_1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6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7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9" style:family="paragraph" style:parent-style-name="Heading_20_1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 fo:keep-with-next="always"/>
      <style:text-properties style:font-name="PT Astra Serif2" fo:font-size="20.7999992370605pt" fo:language="en" fo:country="US" fo:font-weight="bold" officeooo:rsid="00a4c84b" officeooo:paragraph-rsid="00978d7f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officeooo:paragraph-rsid="008ed1db"/>
    </style:style>
    <style:style style:name="P24" style:family="paragraph" style:parent-style-name="Text_20_body" style:list-style-name="L1">
      <style:text-properties officeooo:paragraph-rsid="007ff007"/>
    </style:style>
    <style:style style:name="P25" style:family="paragraph" style:parent-style-name="Text_20_body" style:list-style-name="L1">
      <style:text-properties officeooo:paragraph-rsid="00920da4"/>
    </style:style>
    <style:style style:name="P26" style:family="paragraph" style:parent-style-name="Text_20_body" style:list-style-name="L1">
      <style:text-properties officeooo:rsid="009b4442" officeooo:paragraph-rsid="009d1971"/>
    </style:style>
    <style:style style:name="P27" style:family="paragraph" style:parent-style-name="Text_20_body" style:list-style-name="L1">
      <style:text-properties officeooo:rsid="0099dd06" officeooo:paragraph-rsid="0099dd06"/>
    </style:style>
    <style:style style:name="P28" style:family="paragraph" style:parent-style-name="Text_20_body" style:list-style-name="L1">
      <style:text-properties officeooo:rsid="00a05d61" officeooo:paragraph-rsid="00a05d61"/>
    </style:style>
    <style:style style:name="P29" style:family="paragraph" style:parent-style-name="Text_20_body" style:list-style-name="L1">
      <style:text-properties officeooo:rsid="00a2d5cb" officeooo:paragraph-rsid="00a2d5cb"/>
    </style:style>
    <style:style style:name="P30" style:family="paragraph" style:parent-style-name="Text_20_body" style:list-style-name="L1">
      <style:text-properties fo:language="zxx" fo:country="none" officeooo:rsid="00a59306" officeooo:paragraph-rsid="00a59306"/>
    </style:style>
    <style:style style:name="P31" style:family="paragraph" style:parent-style-name="Листинг" style:list-style-name="L1"/>
    <style:style style:name="P32" style:family="paragraph" style:parent-style-name="Мой_20_код" style:list-style-name="Нумерация_20_кода"/>
    <style:style style:name="P33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4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a623cc" fo:background-color="transparent"/>
    </style:style>
    <style:style style:name="P35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4070a0" loext:opacity="100%" fo:language="zxx" fo:country="none" fo:font-style="normal" style:text-underline-style="none" fo:font-weight="normal" fo:background-color="transparent"/>
    </style:style>
    <style:style style:name="P36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officeooo:paragraph-rsid="00a623cc"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955c5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fo:color="#000000" loext:opacity="100%"/>
    </style:style>
    <style:style style:name="T13" style:family="text">
      <style:text-properties fo:color="#4070a0" loext:opacity="100%"/>
    </style:style>
    <style:style style:name="T14" style:family="text">
      <style:text-properties fo:color="#4070a0" loext:opacity="100%" officeooo:rsid="009f74f7"/>
    </style:style>
    <style:style style:name="T15" style:family="text">
      <style:text-properties fo:color="#bbbbbb" loext:opacity="100%"/>
    </style:style>
    <style:style style:name="T16" style:family="text">
      <style:text-properties fo:color="#902000" loext:opacity="100%"/>
    </style:style>
    <style:style style:name="T17" style:family="text">
      <style:text-properties fo:color="#666666" loext:opacity="100%"/>
    </style:style>
    <style:style style:name="T18" style:family="text">
      <style:text-properties fo:color="#007020" loext:opacity="100%" fo:font-weight="bold"/>
    </style:style>
    <style:style style:name="T19" style:family="text">
      <style:text-properties fo:color="#40a070" loext:opacity="100%"/>
    </style:style>
    <style:style style:name="T20" style:family="text">
      <style:text-properties fo:color="#40a070" loext:opacity="100%" officeooo:rsid="00a4c84b"/>
    </style:style>
    <style:style style:name="T2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2" style:family="text">
      <style:text-properties fo:language="en" fo:country="US" officeooo:rsid="00978d7f"/>
    </style:style>
    <style:style style:name="T23" style:family="text">
      <style:text-properties fo:language="en" fo:country="US" officeooo:rsid="00a6d299"/>
    </style:style>
    <style:style style:name="T24" style:family="text">
      <style:text-properties fo:language="ru" fo:country="RU" officeooo:rsid="005e1027"/>
    </style:style>
    <style:style style:name="T25" style:family="text">
      <style:text-properties officeooo:rsid="007ff007"/>
    </style:style>
    <style:style style:name="T26" style:family="text">
      <style:text-properties fo:color="#60a0b0" loext:opacity="100%" fo:font-style="italic"/>
    </style:style>
    <style:style style:name="T27" style:family="text">
      <style:text-properties officeooo:rsid="00822734"/>
    </style:style>
    <style:style style:name="T28" style:family="text">
      <style:text-properties fo:color="#0e84b5" loext:opacity="100%" fo:font-weight="bold"/>
    </style:style>
    <style:style style:name="T29" style:family="text">
      <style:text-properties fo:language="zxx" fo:country="none"/>
    </style:style>
    <style:style style:name="T30" style:family="text">
      <style:text-properties fo:language="zxx" fo:country="none" officeooo:rsid="008dd0aa"/>
    </style:style>
    <style:style style:name="T31" style:family="text">
      <style:text-properties fo:language="zxx" fo:country="none" officeooo:rsid="008ed1db"/>
    </style:style>
    <style:style style:name="T32" style:family="text">
      <style:text-properties fo:language="zxx" fo:country="none" officeooo:rsid="00a4c84b"/>
    </style:style>
    <style:style style:name="T33" style:family="text">
      <style:text-properties fo:language="zxx" fo:country="none" officeooo:rsid="00a59306"/>
    </style:style>
    <style:style style:name="T34" style:family="text">
      <style:text-properties officeooo:rsid="0085e357"/>
    </style:style>
    <style:style style:name="T35" style:family="text">
      <style:text-properties officeooo:rsid="008ed1db"/>
    </style:style>
    <style:style style:name="T36" style:family="text">
      <style:text-properties officeooo:rsid="00978d7f"/>
    </style:style>
    <style:style style:name="T37" style:family="text">
      <style:text-properties officeooo:rsid="0099dd06"/>
    </style:style>
    <style:style style:name="T38" style:family="text">
      <style:text-properties officeooo:rsid="009b4442"/>
    </style:style>
    <style:style style:name="T39" style:family="text">
      <style:text-properties officeooo:rsid="009d1971"/>
    </style:style>
    <style:style style:name="T40" style:family="text">
      <style:text-properties officeooo:rsid="00a05d61"/>
    </style:style>
    <style:style style:name="T41" style:family="text">
      <style:text-properties officeooo:rsid="00a2113b"/>
    </style:style>
    <style:style style:name="T42" style:family="text">
      <style:text-properties officeooo:rsid="00a4c84b"/>
    </style:style>
    <style:style style:name="T43" style:family="text">
      <style:text-properties officeooo:rsid="00a59306"/>
    </style:style>
    <style:style style:name="T44" style:family="text">
      <style:text-properties officeooo:rsid="00a623c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1">Министерство образования, науки и молодежной политики</text:p>
      <text:p text:style-name="P6">Краснодарского <text:s/>края</text:p>
      <text:p text:style-name="P17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21"/></text:span></text:p>
      <text:p text:style-name="P2"/>
      <text:p text:style-name="P2"/>
      <text:p text:style-name="P14"/>
      <text:p text:style-name="P18">РАЗРАБОТКА ПРОГРАММНЫХ МОДУЛЕЙ</text:p>
      <text:p text:style-name="P15"/>
      <text:p text:style-name="P15"/>
      <text:p text:style-name="P12">ЛАБОРАТОРНАЯ РАБОТА №<text:span text:style-name="T23">10</text:span></text:p>
      <text:p text:style-name="P3">по теме:</text:p>
      <text:h text:style-name="P19" text:outline-level="1">Выборка данных по критерию и транзакции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/text:p>
      <text:p text:style-name="P10">ФИО</text:p>
      <text:p text:style-name="P9"/>
      <text:p text:style-name="P13"><text:span text:style-name="T6">Проверил</text:span>:</text:p>
      <text:p text:style-name="P7"><text:span text:style-name="T6">преподаватель</text:span><text:span text:style-name="T4"> </text:span><text:span text:style-name="T24">дисциплины «Разработка программных модулей»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16"><text:span text:style-name="Emphasis"/></text:p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0" text:outline-level="2"><text:span text:style-name="T10">1 </text:span><text:span text:style-name="T11">Постановка задачи</text:span><text:span text:style-name="T9"> </text:span></text:h>
      <text:list xml:id="list1761511141" text:style-name="L1">
        <text:list-item>
          <text:p text:style-name="P23"><text:span text:style-name="T36">Создайте новую таблицу person в db_1</text:span><text:span text:style-name="T34"> </text:span><text:span text:style-name="T36">с параметрами, которые показаны в </text:span><text:span text:style-name="T34"><text:s/>этом выражении SQL:</text:span> </text:p>
          <text:p text:style-name="P31">Листинг 1.</text:p>
        </text:list-item>
      </text:list>
      <text:list xml:id="list2312889669" text:style-name="Нумерация_20_кода">
        <text:list-item>
          <text:p text:style-name="P32">CREATE TABLE person (</text:p>
        </text:list-item>
        <text:list-item>
          <text:p text:style-name="P32"><text:tab/>name TEXT (250) NOT NULL,</text:p>
        </text:list-item>
        <text:list-item>
          <text:p text:style-name="P32"><text:tab/>family TEXT (250) NOT NULL,</text:p>
        </text:list-item>
        <text:list-item>
          <text:p text:style-name="P32"><text:tab/>age INTEGER NOT NULL</text:p>
        </text:list-item>
        <text:list-item>
          <text:p text:style-name="P32">);</text:p>
        </text:list-item>
      </text:list>
      <text:list xml:id="list143614892557325" text:continue-list="list1761511141" text:style-name="L1">
        <text:list-item>
          <text:p text:style-name="P22">Транзакции позволяют сгруппировать несколько инструкций SQL в одну единицу работы, которая фиксируется в базе данных как одна атомарная единица. При сбое любой инструкции в транзакции можно выполнить откат изменений, выполненных предыдущими инструкциями. Начальное состояние базы данных сохраняется при запуске транзакции. Использование транзакций может также повысить производительность SQLite при одновременном внесении многочисленных изменений в базу данных.</text:p>
          <text:p text:style-name="P24"><text:span text:style-name="T25">Установите соединение с db</text:span><text:span text:style-name="T34">_1 </text:span><text:span text:style-name="T35">в программе на C#</text:span><text:span text:style-name="T25">. Сделайте </text:span><text:span text:style-name="T37">несколько <text:s/></text:span><text:span text:style-name="T25">запис</text:span><text:span text:style-name="T37">ей</text:span><text:span text:style-name="T25"> в таблицу </text:span><text:span text:style-name="T37">person</text:span><text:span text:style-name="T27"> </text:span><text:span text:style-name="T35">этой базы данных </text:span><text:span text:style-name="T39">методом транзакции</text:span><text:span text:style-name="T35"> </text:span><text:span text:style-name="T37">так, как показано в листинге 2</text:span><text:span text:style-name="T27">. </text:span><text:span text:style-name="T43">(Обратите внимание на п. 7 данной работы).</text:span><text:span text:style-name="T27"> </text:span></text:p>
          <text:p text:style-name="P31">Листинг 2.</text:p>
        </text:list-item>
      </text:list>
      <text:list xml:id="list143614867539939" text:continue-list="list2312889669" text:style-name="Нумерация_20_кода">
        <text:list-item text:start-value="1">
          <text:p text:style-name="P33"><text:span text:style-name="T18">using</text:span><text:span text:style-name="T15"> </text:span><text:span text:style-name="T28">Microsoft.Data.Sqlite</text:span><text:span text:style-name="T12">;</text:span></text:p>
        </text:list-item>
        <text:list-item>
          <text:p text:style-name="P33"><text:span text:style-name="T16">string</text:span><text:span text:style-name="T15"> </text:span><text:span text:style-name="T12">con</text:span><text:span text:style-name="T15"> </text:span><text:span text:style-name="T17">=</text:span><text:span text:style-name="T15"> </text:span><text:span text:style-name="T13">"Data Source = /.../.../.../DB/db_1"</text:span><text:span text:style-name="T12">;</text:span></text:p>
        </text:list-item>
        <text:list-item>
          <text:p text:style-name="P33"><text:span text:style-name="T15"><text:s text:c="4"/></text:span><text:span text:style-name="T18">using</text:span><text:span text:style-name="T15"> </text:span><text:span text:style-name="T12">(</text:span><text:span text:style-name="T16">var</text:span><text:span text:style-name="T15"> </text:span><text:span text:style-name="T12">connect</text:span><text:span text:style-name="T15"> </text:span><text:span text:style-name="T17">=</text:span><text:span text:style-name="T15"> </text:span><text:span text:style-name="T18">new</text:span><text:span text:style-name="T15"> </text:span><text:span text:style-name="T12">SqliteConnection(con))</text:span><text:span text:style-name="T15"> </text:span><text:span text:style-name="T12">{</text:span></text:p>
        </text:list-item>
        <text:list-item>
          <text:p text:style-name="P33"><text:span text:style-name="T15"><text:s text:c="8"/></text:span><text:span text:style-name="T12">connect.Open();</text:span></text:p>
        </text:list-item>
        <text:list-item>
          <text:p text:style-name="P33"><text:span text:style-name="T15"><text:s text:c="8"/></text:span><text:span text:style-name="T16">var</text:span><text:span text:style-name="T15"> </text:span><text:span text:style-name="T12">transaction</text:span><text:span text:style-name="T15"> </text:span><text:span text:style-name="T17">=</text:span><text:span text:style-name="T15"> </text:span><text:span text:style-name="T12">connect.BeginTransaction();</text:span></text:p>
        </text:list-item>
        <text:list-item>
          <text:p text:style-name="P33"><text:span text:style-name="T15"><text:s text:c="8"/></text:span><text:span text:style-name="T26">// Получение запросов для транзакции</text:span></text:p>
        </text:list-item>
        <text:list-item>
          <text:p text:style-name="P33"><text:span text:style-name="T15"><text:s text:c="8"/></text:span><text:span text:style-name="T18">for</text:span><text:span text:style-name="T15"> </text:span><text:span text:style-name="T12">(</text:span><text:span text:style-name="T16">int</text:span><text:span text:style-name="T15"> </text:span><text:span text:style-name="T12">i</text:span><text:span text:style-name="T15"> </text:span><text:span text:style-name="T17">=</text:span><text:span text:style-name="T15"> </text:span><text:span text:style-name="T19">0</text:span><text:span text:style-name="T12">;</text:span><text:span text:style-name="T15"> </text:span><text:span text:style-name="T12">i</text:span><text:span text:style-name="T15"> </text:span><text:span text:style-name="T17">&lt;</text:span><text:span text:style-name="T15"> </text:span><text:span text:style-name="T20">n</text:span><text:span text:style-name="T12">;</text:span><text:span text:style-name="T15"> </text:span><text:span text:style-name="T12">i</text:span><text:span text:style-name="T17">++</text:span><text:span text:style-name="T12">)</text:span><text:span text:style-name="T15"> </text:span><text:span text:style-name="T12">{</text:span><text:span text:style-name="T15"> <text:s text:c="15"/></text:span></text:p>
        </text:list-item>
        <text:list-item>
          <text:p text:style-name="P33"><text:span text:style-name="T15"><text:s text:c="12"/></text:span><text:span text:style-name="T16">var</text:span><text:span text:style-name="T15"> </text:span><text:span text:style-name="T12">command</text:span><text:span text:style-name="T15"> </text:span><text:span text:style-name="T17">=</text:span><text:span text:style-name="T15"> </text:span><text:span text:style-name="T12">connect.CreateCommand();</text:span></text:p>
        </text:list-item>
        <text:list-item>
          <text:p text:style-name="P33"><text:span text:style-name="T15"><text:s text:c="12"/></text:span><text:span text:style-name="T12">command.CommandText</text:span><text:span text:style-name="T15"> </text:span><text:span text:style-name="T17">=</text:span><text:span text:style-name="T15"> </text:span><text:span text:style-name="T13">@"INSERT </text:span></text:p>
        </text:list-item>
        <text:list-item>
          <text:p text:style-name="P35"><text:s text:c="12"/>INTO person (name, family, age) </text:p>
        </text:list-item>
        <text:list-item>
          <text:p text:style-name="P35"><text:s text:c="12"/>VALUES ($name, $family, $age)</text:p>
        </text:list-item>
        <text:list-item>
          <text:p text:style-name="P33"><text:span text:style-name="T13"><text:s text:c="12"/>"</text:span><text:span text:style-name="T12">;</text:span></text:p>
        </text:list-item>
        <text:list-item>
          <text:p text:style-name="P33"><text:span text:style-name="T15"><text:s text:c="12"/></text:span><text:span text:style-name="T12">Console.WriteLine(</text:span><text:span text:style-name="T13">$"{i + 1}"</text:span><text:span text:style-name="T12">);</text:span></text:p>
        </text:list-item>
        <text:list-item>
          <text:p text:style-name="P33"><text:soft-page-break/><text:span text:style-name="T15"><text:s text:c="12"/></text:span><text:span text:style-name="T12">Console.Write(</text:span><text:span text:style-name="T13">"name -&gt; "</text:span><text:span text:style-name="T12">);</text:span></text:p>
        </text:list-item>
        <text:list-item>
          <text:p text:style-name="P33"><text:span text:style-name="T15"><text:s text:c="12"/></text:span><text:span text:style-name="T16">string</text:span><text:span text:style-name="T15"> </text:span><text:span text:style-name="T12">name</text:span><text:span text:style-name="T15"> </text:span><text:span text:style-name="T17">=</text:span><text:span text:style-name="T15"> </text:span><text:span text:style-name="T12">Console.ReadLine()</text:span><text:span text:style-name="T17">!</text:span><text:span text:style-name="T12">;</text:span></text:p>
        </text:list-item>
        <text:list-item>
          <text:p text:style-name="P33"><text:span text:style-name="T15"><text:s text:c="12"/></text:span><text:span text:style-name="T12">Console.Write(</text:span><text:span text:style-name="T13">"family -&gt; "</text:span><text:span text:style-name="T12">);</text:span></text:p>
        </text:list-item>
        <text:list-item>
          <text:p text:style-name="P33"><text:span text:style-name="T15"><text:s text:c="12"/></text:span><text:span text:style-name="T16">string</text:span><text:span text:style-name="T15"> </text:span><text:span text:style-name="T12">family</text:span><text:span text:style-name="T15"> </text:span><text:span text:style-name="T17">=</text:span><text:span text:style-name="T15"> </text:span><text:span text:style-name="T12">Console.ReadLine()</text:span><text:span text:style-name="T17">!</text:span><text:span text:style-name="T12">;</text:span><text:span text:style-name="T15"> <text:s/></text:span></text:p>
        </text:list-item>
        <text:list-item>
          <text:p text:style-name="P33"><text:span text:style-name="T15"><text:s text:c="12"/></text:span><text:span text:style-name="T12">Console.Write(</text:span><text:span text:style-name="T13">"age -&gt; "</text:span><text:span text:style-name="T12">);</text:span></text:p>
        </text:list-item>
        <text:list-item>
          <text:p text:style-name="P33"><text:span text:style-name="T15"><text:s text:c="12"/></text:span><text:span text:style-name="T16">int</text:span><text:span text:style-name="T15"> </text:span><text:span text:style-name="T12">age</text:span><text:span text:style-name="T15"> </text:span><text:span text:style-name="T17">=</text:span><text:span text:style-name="T15"> </text:span><text:span text:style-name="T12">Convert.ToInt32(Console.ReadLine());</text:span><text:span text:style-name="T15"> <text:s text:c="6"/></text:span></text:p>
        </text:list-item>
        <text:list-item>
          <text:p text:style-name="P33"><text:span text:style-name="T15"><text:s text:c="12"/></text:span><text:span text:style-name="T12">SqliteParameter</text:span><text:span text:style-name="T15"> </text:span><text:span text:style-name="T12">param1</text:span><text:span text:style-name="T15"> </text:span><text:span text:style-name="T17">=</text:span><text:span text:style-name="T15"> </text:span><text:span text:style-name="T18">new</text:span><text:span text:style-name="T15"> </text:span><text:span text:style-name="T12">SqliteParameter(</text:span><text:span text:style-name="T13">"$name"</text:span><text:span text:style-name="T12">,</text:span><text:span text:style-name="T15"> </text:span><text:span text:style-name="T12">name);</text:span></text:p>
        </text:list-item>
        <text:list-item>
          <text:p text:style-name="P33"><text:span text:style-name="T15"><text:s text:c="12"/></text:span><text:span text:style-name="T12">command.Parameters.Add(param1);</text:span></text:p>
        </text:list-item>
        <text:list-item>
          <text:p text:style-name="P33"><text:span text:style-name="T15"><text:s text:c="12"/></text:span><text:span text:style-name="T12">SqliteParameter</text:span><text:span text:style-name="T15"> </text:span><text:span text:style-name="T12">param2</text:span><text:span text:style-name="T15"> </text:span><text:span text:style-name="T17">=</text:span><text:span text:style-name="T15"> </text:span><text:span text:style-name="T18">new</text:span><text:span text:style-name="T15"> </text:span><text:span text:style-name="T12">SqliteParameter(</text:span><text:span text:style-name="T13">"$family"</text:span><text:span text:style-name="T12">,</text:span><text:span text:style-name="T15"> </text:span><text:span text:style-name="T12">family);</text:span></text:p>
        </text:list-item>
        <text:list-item>
          <text:p text:style-name="P33"><text:span text:style-name="T15"><text:s text:c="12"/></text:span><text:span text:style-name="T12">command.Parameters.Add(param2);</text:span><text:span text:style-name="T15"> </text:span></text:p>
        </text:list-item>
        <text:list-item>
          <text:p text:style-name="P33"><text:span text:style-name="T15"><text:s text:c="12"/></text:span><text:span text:style-name="T12">SqliteParameter</text:span><text:span text:style-name="T15"> </text:span><text:span text:style-name="T12">param3</text:span><text:span text:style-name="T15"> </text:span><text:span text:style-name="T17">=</text:span><text:span text:style-name="T15"> </text:span><text:span text:style-name="T18">new</text:span><text:span text:style-name="T15"> </text:span><text:span text:style-name="T12">SqliteParameter(</text:span><text:span text:style-name="T13">"$age"</text:span><text:span text:style-name="T12">,</text:span><text:span text:style-name="T15"> </text:span><text:span text:style-name="T12">age);</text:span></text:p>
        </text:list-item>
        <text:list-item>
          <text:p text:style-name="P34"><text:span text:style-name="T15"><text:s text:c="12"/></text:span><text:span text:style-name="T12">command.Parameters.Add(param3);</text:span></text:p>
        </text:list-item>
        <text:list-item>
          <text:p text:style-name="P36"><text:s/></text:p>
        </text:list-item>
        <text:list-item>
          <text:p text:style-name="P33"><text:span text:style-name="T15"><text:s text:c="12"/></text:span><text:span text:style-name="T12">command.ExecuteNonQuery();</text:span></text:p>
        </text:list-item>
        <text:list-item>
          <text:p text:style-name="P33"><text:span text:style-name="T15"><text:s text:c="8"/></text:span><text:span text:style-name="T12">}</text:span></text:p>
        </text:list-item>
        <text:list-item>
          <text:p text:style-name="P33"><text:span text:style-name="T15"><text:s text:c="8"/></text:span><text:span text:style-name="T26">// Выполнение транзакции</text:span></text:p>
        </text:list-item>
        <text:list-item>
          <text:p text:style-name="P33"><text:span text:style-name="T15"><text:s text:c="8"/></text:span><text:span text:style-name="T12">transaction.Commit();</text:span></text:p>
        </text:list-item>
        <text:list-item>
          <text:p text:style-name="P33"><text:span text:style-name="T15"><text:s text:c="4"/></text:span><text:span text:style-name="T12">}</text:span></text:p>
        </text:list-item>
      </text:list>
      <text:list xml:id="list143614646604215" text:continue-list="list143614892557325" text:style-name="L1">
        <text:list-item>
          <text:p text:style-name="P26">Покажите записанные данные <text:span text:style-name="T39">в таблицах friends и person пакетной обработкой</text:span>. <text:span text:style-name="T39">Пример показан в листинге 3. Сравните способ вывода, который использовался в предыдущей работе. </text:span><text:span text:style-name="T42">Отразите в отчете подробную характеристику каждого способа.</text:span></text:p>
        </text:list-item>
      </text:list>
      <text:p text:style-name="Листинг">Листинг 3.</text:p>
      <text:list xml:id="list143614469041874" text:continue-list="list143614867539939" text:style-name="Нумерация_20_кода">
        <text:list-item text:start-value="1">
          <text:p text:style-name="P33"><text:span text:style-name="T18">using</text:span><text:span text:style-name="T15"> </text:span><text:span text:style-name="T28">Microsoft.Data.Sqlite</text:span><text:span text:style-name="T12">;</text:span></text:p>
        </text:list-item>
        <text:list-item>
          <text:p text:style-name="P33"><text:span text:style-name="T16">string</text:span><text:span text:style-name="T15"> </text:span><text:span text:style-name="T12">con</text:span><text:span text:style-name="T15"> </text:span><text:span text:style-name="T17">=</text:span><text:span text:style-name="T15"> </text:span><text:span text:style-name="T13">"Data Source = /</text:span><text:span text:style-name="T14">...</text:span><text:span text:style-name="T13">/.../.../DB/db_1"</text:span><text:span text:style-name="T12">;</text:span></text:p>
        </text:list-item>
        <text:list-item>
          <text:p text:style-name="P33"><text:span text:style-name="T15"><text:s text:c="4"/></text:span><text:span text:style-name="T18">using</text:span><text:span text:style-name="T15"> </text:span><text:span text:style-name="T12">(</text:span><text:span text:style-name="T16">var</text:span><text:span text:style-name="T15"> </text:span><text:span text:style-name="T12">connect</text:span><text:span text:style-name="T15"> </text:span><text:span text:style-name="T17">=</text:span><text:span text:style-name="T15"> </text:span><text:span text:style-name="T18">new</text:span><text:span text:style-name="T15"> </text:span><text:span text:style-name="T12">SqliteConnection(con))</text:span><text:span text:style-name="T15"> </text:span><text:span text:style-name="T12">{</text:span></text:p>
        </text:list-item>
        <text:list-item>
          <text:p text:style-name="P33"><text:span text:style-name="T15"><text:s text:c="8"/></text:span><text:span text:style-name="T12">connect.Open();</text:span></text:p>
        </text:list-item>
        <text:list-item>
          <text:p text:style-name="P33"><text:span text:style-name="T15"><text:s text:c="8"/></text:span><text:span text:style-name="T16">var</text:span><text:span text:style-name="T15"> </text:span><text:span text:style-name="T12">command</text:span><text:span text:style-name="T15"> </text:span><text:span text:style-name="T17">=</text:span><text:span text:style-name="T15"> </text:span><text:span text:style-name="T12">connect.CreateCommand();</text:span></text:p>
        </text:list-item>
        <text:list-item>
          <text:p text:style-name="P33"><text:span text:style-name="T15"><text:s text:c="12"/></text:span><text:span text:style-name="T12">command.CommandText</text:span><text:span text:style-name="T15"> </text:span><text:span text:style-name="T17">=</text:span><text:span text:style-name="T15"> </text:span><text:span text:style-name="T13">@"</text:span></text:p>
        </text:list-item>
        <text:list-item>
          <text:p text:style-name="P35"><text:s text:c="12"/>SELECT *</text:p>
        </text:list-item>
        <text:list-item>
          <text:p text:style-name="P35"><text:s text:c="12"/>FROM friends;</text:p>
        </text:list-item>
        <text:list-item>
          <text:p text:style-name="P35"/>
        </text:list-item>
        <text:list-item>
          <text:p text:style-name="P35"><text:s text:c="12"/>SELECT *</text:p>
        </text:list-item>
        <text:list-item>
          <text:p text:style-name="P35"><text:soft-page-break/><text:s text:c="12"/>FROM person;</text:p>
        </text:list-item>
        <text:list-item>
          <text:p text:style-name="P33"><text:span text:style-name="T13"><text:s text:c="12"/>"</text:span><text:span text:style-name="T12">;</text:span></text:p>
        </text:list-item>
        <text:list-item>
          <text:p text:style-name="P33"><text:span text:style-name="T15"><text:s text:c="8"/></text:span><text:span text:style-name="T16">var</text:span><text:span text:style-name="T15"> </text:span><text:span text:style-name="T12">reader</text:span><text:span text:style-name="T15"> </text:span><text:span text:style-name="T17">=</text:span><text:span text:style-name="T15"> </text:span><text:span text:style-name="T12">command.ExecuteReader();</text:span></text:p>
        </text:list-item>
        <text:list-item>
          <text:p text:style-name="P33"><text:span text:style-name="T15"><text:s text:c="8"/></text:span><text:span text:style-name="T18">while</text:span><text:span text:style-name="T15"> </text:span><text:span text:style-name="T12">(reader.Read())</text:span><text:span text:style-name="T15"> </text:span><text:span text:style-name="T12">{</text:span></text:p>
        </text:list-item>
        <text:list-item>
          <text:p text:style-name="P33"><text:span text:style-name="T15"><text:s text:c="12"/></text:span><text:span text:style-name="T12">Console.WriteLine(</text:span><text:span text:style-name="T13">$"{reader["</text:span><text:span text:style-name="T12">id</text:span><text:span text:style-name="T13">"]} -&gt; {reader["</text:span><text:span text:style-name="T12">name</text:span><text:span text:style-name="T13">"]}"</text:span><text:span text:style-name="T12">);</text:span></text:p>
        </text:list-item>
        <text:list-item>
          <text:p text:style-name="P33"><text:span text:style-name="T15"><text:s text:c="8"/></text:span><text:span text:style-name="T12">}</text:span></text:p>
        </text:list-item>
        <text:list-item>
          <text:p text:style-name="P33"><text:span text:style-name="T15"><text:s text:c="8"/></text:span><text:span text:style-name="T26">// Чтение следующего запроса</text:span></text:p>
        </text:list-item>
        <text:list-item>
          <text:p text:style-name="P33"><text:span text:style-name="T15"><text:s text:c="8"/></text:span><text:span text:style-name="T12">reader.NextResult();</text:span></text:p>
        </text:list-item>
        <text:list-item>
          <text:p text:style-name="P33"><text:span text:style-name="T15"><text:s text:c="8"/></text:span><text:span text:style-name="T18">while</text:span><text:span text:style-name="T15"> </text:span><text:span text:style-name="T12">(reader.Read())</text:span><text:span text:style-name="T15"> </text:span><text:span text:style-name="T12">{</text:span></text:p>
        </text:list-item>
        <text:list-item>
          <text:p text:style-name="P33"><text:span text:style-name="T15"><text:s text:c="12"/></text:span><text:span text:style-name="T12">Console.WriteLine(</text:span><text:span text:style-name="T13">$"{reader["</text:span><text:span text:style-name="T12">name</text:span><text:span text:style-name="T13">"]} -&gt; {reader["</text:span><text:span text:style-name="T12">age</text:span><text:span text:style-name="T13">"]}"</text:span><text:span text:style-name="T12">);</text:span></text:p>
        </text:list-item>
        <text:list-item>
          <text:p text:style-name="P33"><text:span text:style-name="T15"><text:s text:c="8"/></text:span><text:span text:style-name="T12">}</text:span></text:p>
        </text:list-item>
        <text:list-item>
          <text:p text:style-name="P33"><text:span text:style-name="T15"><text:s text:c="4"/></text:span><text:span text:style-name="T12">}</text:span> <text:s/></text:p>
        </text:list-item>
      </text:list>
      <text:list xml:id="list143615510889767" text:continue-list="list143614646604215" text:style-name="L1">
        <text:list-item>
          <text:p text:style-name="P27">Сравните производительность программ <text:span text:style-name="T44">с транзакцией и без использования транзакции</text:span> <text:span text:style-name="T44">(см. Лаб. 8.).</text:span> Для этого создайте таблицу number <text:span text:style-name="T38">с двумя числовыми полями, которые заполняются случайными числами с помощью генератора из интервалов [1;9] и [1; 10000]. Каждая программа </text:span><text:span text:style-name="T40">должна</text:span><text:span text:style-name="T38"> выполн</text:span><text:span text:style-name="T40">ить</text:span><text:span text:style-name="T38"> по 1000 записей. </text:span><text:span text:style-name="T42">Оформите сравнительный анализ в отчете.</text:span></text:p>
        </text:list-item>
        <text:list-item>
          <text:p text:style-name="P28">Сделайте выборку данных с помощью предложения SELECT во втором поле таблицы number, значения элементов которого больше 1000, но меньше 5000 и эти <text:span text:style-name="T41">элементы</text:span> должны быть кратные 7. Выведите записи, соответствующие этому критерию. <text:span text:style-name="T41">Фрагмент прог</text:span><text:span text:style-name="T42">р</text:span><text:span text:style-name="T41">аммы показан ниже, в листинге 4.</text:span></text:p>
        </text:list-item>
      </text:list>
      <text:p text:style-name="Листинг">Листинг 4.</text:p>
      <text:list text:continue-list="list143614469041874" text:style-name="Нумерация_20_кода">
        <text:list-item text:start-value="1">
          <text:p text:style-name="P33"><text:span text:style-name="T16">var</text:span><text:span text:style-name="T15"> </text:span><text:span text:style-name="T12">command</text:span><text:span text:style-name="T15"> </text:span><text:span text:style-name="T17">=</text:span><text:span text:style-name="T15"> </text:span><text:span text:style-name="T12">connect.CreateCommand();</text:span></text:p>
        </text:list-item>
        <text:list-item>
          <text:p text:style-name="P33"><text:span text:style-name="T12">command.CommandText</text:span><text:span text:style-name="T15"> </text:span><text:span text:style-name="T17">=</text:span><text:span text:style-name="T15"> </text:span><text:span text:style-name="T13">@"</text:span></text:p>
        </text:list-item>
        <text:list-item>
          <text:p text:style-name="P35"><text:s text:c="4"/>SELECT * </text:p>
        </text:list-item>
        <text:list-item>
          <text:p text:style-name="P35"><text:s text:c="4"/>FROM number </text:p>
        </text:list-item>
        <text:list-item>
          <text:p text:style-name="P35"><text:s text:c="4"/>WHERE ar2 &gt; 1000 </text:p>
        </text:list-item>
        <text:list-item>
          <text:p text:style-name="P35"><text:s text:c="6"/>AND ar2 &lt; 5000 </text:p>
        </text:list-item>
        <text:list-item>
          <text:p text:style-name="P35"><text:s text:c="6"/>AND ar2 % 7 == 0;</text:p>
        </text:list-item>
        <text:list-item>
          <text:p text:style-name="P33"><text:span text:style-name="T13"><text:s text:c="4"/>"</text:span><text:span text:style-name="T12">;</text:span></text:p>
        </text:list-item>
        <text:list-item>
          <text:p text:style-name="P33"><text:span text:style-name="T16">var</text:span><text:span text:style-name="T15"> </text:span><text:span text:style-name="T12">reader</text:span><text:span text:style-name="T15"> </text:span><text:span text:style-name="T17">=</text:span><text:span text:style-name="T15"> </text:span><text:span text:style-name="T12">command.ExecuteReader();</text:span></text:p>
        </text:list-item>
        <text:list-item>
          <text:p text:style-name="P33"><text:span text:style-name="T18">while</text:span><text:span text:style-name="T15"> </text:span><text:span text:style-name="T12">(reader.Read())</text:span><text:span text:style-name="T15"> </text:span><text:span text:style-name="T12">{</text:span></text:p>
        </text:list-item>
        <text:list-item>
          <text:p text:style-name="P33"><text:span text:style-name="T15"><text:s text:c="4"/></text:span><text:span text:style-name="T12">Console.WriteLine(</text:span><text:span text:style-name="T13">$"{reader["</text:span><text:span text:style-name="T12">ar1</text:span><text:span text:style-name="T13">"]} -&gt; {reader["</text:span><text:span text:style-name="T12">ar2</text:span><text:span text:style-name="T13">"]}"</text:span><text:span text:style-name="T12">);</text:span></text:p>
        </text:list-item>
        <text:list-item>
          <text:p text:style-name="P33"><text:span text:style-name="T12">}</text:span></text:p>
        </text:list-item>
      </text:list>
      <text:list text:continue-list="list143615510889767" text:style-name="L1">
        <text:list-item>
          <text:p text:style-name="P29"><text:soft-page-break/><text:span text:style-name="T30">В</text:span><text:span text:style-name="T29">ыполните выборку данных </text:span><text:span text:style-name="T33">в таблице number</text:span><text:span text:style-name="T29"> по критерию: в массиве ar2 выбрать такие числа, в которых встречается цифра из поля ar1 – ровно 4 раза (в любом разряде). Вывести эту выборку с сортировкой поля ar2 по возрастанию.</text:span></text:p>
        </text:list-item>
        <text:list-item>
          <text:p text:style-name="P30">Выполните выборку данных в таблице person по критерию: в поле name выбрать имена, которые начинаются с символа 't' и имеют длину ровно 3 символа, а значение в поле age меньше 45. </text:p>
        </text:list-item>
        <text:list-item>
          <text:p text:style-name="P25"><text:span text:style-name="T30">Составьте отчет по проделанной работе, приложив Листинги программ, описание входных, выходных и промежуточных данных, описание используемых функций </text:span><text:span text:style-name="T29">Microsoft.Data.Sqlite,</text:span><text:span text:style-name="T30"> консольный вывод и файлы баз данных. </text:span><text:span text:style-name="T31">Сдайте преподавателю </text:span><text:span text:style-name="T32">отчет</text:span><text:span text:style-name="T31"> в архиве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8H27M42S</meta:editing-duration>
    <meta:editing-cycles>55</meta:editing-cycles>
    <meta:generator>LibreOffice/24.2.0.3$Windows_X86_64 LibreOffice_project/da48488a73ddd66ea24cf16bbc4f7b9c08e9bea1</meta:generator>
    <dc:title>Реферат ГОСТ</dc:title>
    <dc:date>2024-10-01T14:36:12.476000000</dc:date>
    <meta:print-date>2024-10-01T00:40:56.953863520</meta:print-date>
    <meta:printed-by>Файлы PDF</meta:printed-by>
    <meta:document-statistic meta:table-count="0" meta:image-count="0" meta:object-count="0" meta:page-count="5" meta:paragraph-count="99" meta:word-count="668" meta:character-count="5247" meta:non-whitespace-character-count="4206"/>
  </office:meta>
</office:document-meta>
</file>